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f13" officeooo:paragraph-rsid="00110f13"/>
    </style:style>
    <style:style style:name="P2" style:family="paragraph" style:parent-style-name="Standard">
      <style:text-properties fo:font-size="18pt" officeooo:paragraph-rsid="00110f13" style:font-size-asian="18pt" style:font-size-complex="18pt"/>
    </style:style>
    <style:style style:name="P3" style:family="paragraph" style:parent-style-name="Standard" style:list-style-name="L2">
      <style:text-properties fo:font-size="18pt" fo:font-weight="bold" officeooo:paragraph-rsid="00110f13" style:font-size-asian="18pt" style:font-weight-asian="bold" style:font-size-complex="18pt" style:font-weight-complex="bold"/>
    </style:style>
    <style:style style:name="P4" style:family="paragraph" style:parent-style-name="Standard" style:list-style-name="L2">
      <style:text-properties fo:font-size="18pt" fo:font-weight="bold" officeooo:rsid="0012e381" officeooo:paragraph-rsid="0012e381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2e381" officeooo:paragraph-rsid="00138f5e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24pt" officeooo:rsid="00110f13" officeooo:paragraph-rsid="00110f13" style:font-size-asian="24pt" style:font-size-complex="24pt"/>
    </style:style>
    <style:style style:name="P7" style:family="paragraph" style:parent-style-name="Standard">
      <style:text-properties officeooo:rsid="0012e381" officeooo:paragraph-rsid="0012e381"/>
    </style:style>
    <style:style style:name="P8" style:family="paragraph" style:parent-style-name="Standard">
      <style:text-properties officeooo:rsid="0012e381" officeooo:paragraph-rsid="001301ac"/>
    </style:style>
    <style:style style:name="P9" style:family="paragraph" style:parent-style-name="Standard">
      <style:text-properties fo:font-size="12pt" officeooo:rsid="0012e381" officeooo:paragraph-rsid="00110f13" style:font-size-asian="12pt" style:font-size-complex="12pt"/>
    </style:style>
    <style:style style:name="P10" style:family="paragraph" style:parent-style-name="Standard">
      <style:text-properties fo:font-size="12pt" officeooo:rsid="001301ac" officeooo:paragraph-rsid="001301ac" style:font-size-asian="12pt" style:font-size-complex="12pt"/>
    </style:style>
    <style:style style:name="P11" style:family="paragraph" style:parent-style-name="Standard">
      <style:text-properties fo:font-size="12pt" officeooo:rsid="001301ac" officeooo:paragraph-rsid="00138f5e" style:font-size-asian="12pt" style:font-size-complex="12pt"/>
    </style:style>
    <style:style style:name="P12" style:family="paragraph" style:parent-style-name="Standard">
      <style:text-properties fo:font-size="12pt" officeooo:rsid="001301ac" officeooo:paragraph-rsid="001301ac" style:font-size-asian="10.5pt" style:font-size-complex="12pt"/>
    </style:style>
    <style:style style:name="P13" style:family="paragraph" style:parent-style-name="Standard">
      <style:text-properties officeooo:paragraph-rsid="001301ac"/>
    </style:style>
    <style:style style:name="P14" style:family="paragraph" style:parent-style-name="Standard">
      <style:text-properties officeooo:rsid="00138f5e" officeooo:paragraph-rsid="00138f5e"/>
    </style:style>
    <style:style style:name="T1" style:family="text">
      <style:text-properties officeooo:rsid="001200f9"/>
    </style:style>
    <style:style style:name="T2" style:family="text">
      <style:text-properties officeooo:rsid="0012e381"/>
    </style:style>
    <style:style style:name="T3" style:family="text">
      <style:text-properties officeooo:rsid="001301ac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1301ac" style:font-size-asian="10.5pt" style:font-size-complex="12pt"/>
    </style:style>
    <style:style style:name="T6" style:family="text">
      <style:text-properties style:font-size-asian="10.5pt"/>
    </style:style>
    <style:style style:name="T7" style:family="text">
      <style:text-properties officeooo:rsid="001301ac" style:font-size-asian="10.5pt"/>
    </style:style>
    <style:style style:name="T8" style:family="text">
      <style:text-properties officeooo:rsid="00138f5e" style:font-size-asian="10.5pt"/>
    </style:style>
    <style:style style:name="T9" style:family="text">
      <style:text-properties officeooo:rsid="00143a11" style:font-size-asian="10.5pt"/>
    </style:style>
    <style:style style:name="T10" style:family="text">
      <style:text-properties officeooo:rsid="00138f5e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de example<text:span text:style-name="T1">s</text:span>:</text:p>
      <text:p text:style-name="P1"/>
      <text:p text:style-name="P7"/>
      <text:list xml:id="list4544661874234563354" text:style-name="L2">
        <text:list-item>
          <text:p text:style-name="P3"><text:span text:style-name="T2">Create Character:</text:span></text:p>
        </text:list-item>
      </text:list>
      <text:p text:style-name="P2"/>
      <text:p text:style-name="P12">// Call the GameCharacter Class to create a character</text:p>
      <text:p text:style-name="P12">var goltu = new GameCharacter (character_params)</text:p>
      <text:p text:style-name="P12"/>
      <text:p text:style-name="P9">// <text:span text:style-name="T3">The character params object</text:span></text:p>
      <text:p text:style-name="P10">var <text:s/><text:span text:style-name="T6">character_params = {</text:span></text:p>
      <text:p text:style-name="P10"><text:span text:style-name="T6"><text:tab/>name : “Goltu”,</text:span></text:p>
      <text:p text:style-name="P10"><text:span text:style-name="T6"><text:tab/></text:span><text:span text:style-name="T8">img</text:span><text:span text:style-name="T6">Url : “img/abc/goltu.png”,</text:span></text:p>
      <text:p text:style-name="P10"><text:span text:style-name="T6"><text:tab/></text:span><text:span text:style-name="T8">isSprite: true<text:tab/><text:tab/><text:tab/><text:tab/>//default true</text:span></text:p>
      <text:p text:style-name="P10"><text:span text:style-name="T6"><text:tab/>height : 80,</text:span></text:p>
      <text:p text:style-name="P10"><text:span text:style-name="T6"><text:tab/>width : 30,</text:span></text:p>
      <text:p text:style-name="P10"><text:span text:style-name="T6"><text:tab/>x : 200,</text:span></text:p>
      <text:p text:style-name="P10"><text:span text:style-name="T6"><text:tab/>y : 100,</text:span></text:p>
      <text:p text:style-name="P10"><text:span text:style-name="T6"><text:tab/>speed : 5,</text:span></text:p>
      <text:p text:style-name="P13"><text:span text:style-name="T6"><text:tab/>jumpUpSpeed : 7,</text:span></text:p>
      <text:p text:style-name="P13"><text:span text:style-name="T6"><text:tab/></text:span><text:span text:style-name="T7">gravityPull : 0.3</text:span><text:span text:style-name="T5"><text:tab/></text:span></text:p>
      <text:p text:style-name="P10"><text:span text:style-name="T6">};</text:span></text:p>
      <text:p text:style-name="P9"/>
      <text:p text:style-name="P2"/>
      <text:list xml:id="list151736434217276" text:continue-numbering="true" text:style-name="L2">
        <text:list-item>
          <text:p text:style-name="P4">Jump:</text:p>
        </text:list-item>
      </text:list>
      <text:p text:style-name="P1"/>
      <text:p text:style-name="P1">// <text:span text:style-name="T2">Set the jump params (if not already set during creation)</text:span></text:p>
      <text:p text:style-name="P8">goltu.<text:span text:style-name="T6">jumpUpSpeed </text:span><text:span text:style-name="T8">= 7;</text:span></text:p>
      <text:p text:style-name="P14"><text:span text:style-name="T8">g</text:span><text:span text:style-name="T6">oltu.gravityPull = <text:s/>0.3;</text:span></text:p>
      <text:p text:style-name="P1"/>
      <text:p text:style-name="P1">// <text:span text:style-name="T2">Bind with trigger</text:span></text:p>
      <text:p text:style-name="P1">S9.Keypressed ( Keys.SPACE, <text:span text:style-name="T2">g</text:span>oltu.jump );</text:p>
      <text:p text:style-name="P1"/>
      <text:p text:style-name="P1"/>
      <text:p text:style-name="P5"><text:span text:style-name="T10">3. </text:span>Create Environment: </text:p>
      <text:p text:style-name="P1"/>
      <text:p text:style-name="P1">// <text:span text:style-name="T10">Call the GameEnvironment Class to create a Game Environment</text:span></text:p>
      <text:p text:style-name="P14">var road = new <text:s/>GameEnvironment (environmenr_params);</text:p>
      <text:p text:style-name="P14"/>
      <text:p text:style-name="P14">//The environment_params object</text:p>
      <text:p text:style-name="P14">var environment_params = {</text:p>
      <text:p text:style-name="P14"><text:tab/>name: “road”,</text:p>
      <text:p text:style-name="P14"><text:tab/>imgUrl: “img/abc/road.png”,</text:p>
      <text:p text:style-name="P14"><text:tab/>isSprite: false,<text:tab/><text:tab/><text:tab/><text:tab/>//default false</text:p>
      <text:p text:style-name="P14"><text:tab/><text:span text:style-name="T5">height : </text:span><text:span text:style-name="T4">30</text:span><text:span text:style-name="T5">,</text:span></text:p>
      <text:p text:style-name="P11"><text:span text:style-name="T6"><text:tab/>width : </text:span><text:span text:style-name="T8">7</text:span><text:span text:style-name="T6">0,</text:span></text:p>
      <text:p text:style-name="P11"><text:span text:style-name="T6"><text:tab/></text:span><text:span text:style-name="T9">autoMove: none / left / right / top / bottom / random</text:span>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0:51:23.606117536</meta:creation-date>
    <dc:date>2017-02-25T15:17:33.432245652</dc:date>
    <meta:editing-duration>PT3H42M21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35" meta:word-count="142" meta:character-count="887" meta:non-whitespace-character-count="755"/>
  </office:meta>
</office:document-meta>
</file>